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  <style:style style:name="gr2" style:family="graphic" style:parent-style-name="standard">
      <style:graphic-properties svg:stroke-width="0.1cm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5cm" svg:y="0cm"/>
          <draw:glue-point draw:id="6" svg:x="0cm" svg:y="0cm"/>
          <draw:line draw:style-name="gr1" draw:layer="layout" svg:x1="0cm" svg:y1="1cm" svg:x2="3cm" svg:y2="1cm">
            <text:p/>
          </draw:line>
          <draw:rect draw:style-name="gr2" draw:layer="layout" svg:width="6cm" svg:height="2cm" svg:x="3cm" svg:y="0cm">
            <text:p/>
          </draw:rect>
          <draw:line draw:style-name="gr1" draw:layer="layout" svg:x1="9cm" svg:y1="1cm" svg:x2="12cm" svg:y2="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 - Horizontal Inductor (European)</dc:title>
    <meta:creation-date>2011-02-07T17:03:56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